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color="#44546A" fo:font-size="15pt" style:font-size-asian="15pt" style:font-size-complex="15pt"/>
    </style:style>
    <style:style style:name="P2" style:parent-style-name="Standard" style:family="paragraph">
      <style:paragraph-properties fo:text-align="justify"/>
      <style:text-properties style:font-name="Calibri" style:font-name-complex="Calibri" fo:color="#44546A"/>
    </style:style>
    <style:style style:name="P3" style:parent-style-name="ОбычныйИнтернет" style:family="paragraph">
      <style:paragraph-properties fo:text-align="justify" fo:margin-top="0.1041in" fo:margin-bottom="0in" fo:background-color="#FFFFFF"/>
      <style:text-properties style:font-name="Calibri" style:font-name-complex="Calibri" fo:color="#44546A"/>
    </style:style>
    <style:style style:name="P4" style:parent-style-name="ОбычныйИнтернет" style:family="paragraph">
      <style:paragraph-properties fo:text-align="justify" fo:margin-top="0.1041in" fo:margin-bottom="0in" fo:background-color="#FFFFFF"/>
      <style:text-properties style:font-name="Calibri" style:font-name-complex="Calibri" fo:color="#44546A"/>
    </style:style>
    <style:style style:name="P5" style:parent-style-name="ОбычныйИнтернет" style:family="paragraph">
      <style:paragraph-properties fo:text-align="justify" fo:margin-top="0.1041in" fo:margin-bottom="0in" fo:background-color="#FFFFFF"/>
      <style:text-properties style:font-name="Calibri" style:font-name-complex="Calibri" fo:color="#44546A"/>
    </style:style>
    <style:style style:name="P6" style:parent-style-name="ОбычныйИнтернет" style:family="paragraph">
      <style:paragraph-properties fo:text-align="justify" fo:margin-top="0.1041in" fo:margin-bottom="0in" fo:background-color="#FFFFFF"/>
      <style:text-properties style:font-name="Calibri" style:font-name-complex="Calibri" fo:color="#44546A"/>
    </style:style>
    <style:style style:name="P7" style:parent-style-name="ОбычныйИнтернет" style:family="paragraph">
      <style:paragraph-properties fo:text-align="justify" fo:margin-top="0.1041in" fo:margin-bottom="0in" fo:background-color="#FFFFFF"/>
      <style:text-properties style:font-name="Calibri" style:font-name-complex="Calibri" fo:color="#44546A"/>
    </style:style>
    <style:style style:name="P8" style:parent-style-name="ОбычныйИнтернет" style:family="paragraph">
      <style:paragraph-properties fo:text-align="justify" fo:margin-top="0.1041in" fo:margin-bottom="0in" fo:background-color="#FFFFFF"/>
      <style:text-properties style:font-name="Calibri" style:font-name-complex="Calibri" fo:color="#44546A"/>
    </style:style>
    <style:style style:name="P9" style:parent-style-name="ОбычныйИнтернет" style:family="paragraph">
      <style:paragraph-properties fo:text-align="justify" fo:margin-top="0.1041in" fo:margin-bottom="0in" fo:background-color="#FFFFFF"/>
      <style:text-properties style:font-name="Calibri" style:font-name-complex="Calibri" fo:color="#44546A"/>
    </style:style>
    <style:style style:name="P10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11" style:parent-style-name="ОбычныйИнтернет" style:family="paragraph">
      <style:paragraph-properties fo:margin-top="0.1041in" fo:margin-bottom="0in" fo:background-color="#FFFFFF"/>
    </style:style>
    <style:style style:name="T12" style:parent-style-name="Строгий" style:family="text">
      <style:text-properties style:font-name="Calibri" style:font-name-complex="Calibri" fo:color="#44546A"/>
    </style:style>
    <style:style style:name="T13" style:parent-style-name="Основнойшрифтабзаца" style:family="text">
      <style:text-properties style:font-name="Calibri" style:font-name-complex="Calibri" fo:color="#44546A"/>
    </style:style>
    <style:style style:name="T14" style:parent-style-name="Строгий" style:family="text">
      <style:text-properties style:font-name="Calibri" style:font-name-complex="Calibri" fo:color="#44546A"/>
    </style:style>
    <style:style style:name="T15" style:parent-style-name="Основнойшрифтабзаца" style:family="text">
      <style:text-properties style:font-name="Calibri" style:font-name-complex="Calibri" fo:color="#44546A"/>
    </style:style>
    <style:style style:name="T16" style:parent-style-name="Строгий" style:family="text">
      <style:text-properties style:font-name="Calibri" style:font-name-complex="Calibri" fo:color="#44546A"/>
    </style:style>
    <style:style style:name="P17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18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19" style:parent-style-name="ОбычныйИнтернет" style:family="paragraph">
      <style:paragraph-properties fo:margin-top="0.1041in" fo:margin-bottom="0in" fo:background-color="#FFFFFF"/>
    </style:style>
    <style:style style:name="T20" style:parent-style-name="Основнойшрифтабзаца" style:family="text">
      <style:text-properties style:font-name="Calibri" style:font-name-complex="Calibri" fo:color="#44546A" style:text-underline-type="single" style:text-underline-style="solid" style:text-underline-width="auto" style:text-underline-mode="continuous"/>
    </style:style>
    <style:style style:name="P21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22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23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24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25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26" style:parent-style-name="ОбычныйИнтернет" style:family="paragraph">
      <style:paragraph-properties fo:margin-top="0.1041in" fo:margin-bottom="0in" fo:background-color="#FFFFFF"/>
    </style:style>
    <style:style style:name="T27" style:parent-style-name="Основнойшрифтабзаца" style:family="text">
      <style:text-properties style:font-name="Calibri" style:font-name-complex="Calibri" fo:color="#44546A"/>
    </style:style>
    <style:style style:name="T28" style:parent-style-name="Основнойшрифтабзаца" style:family="text">
      <style:text-properties style:font-name="Calibri" style:font-name-complex="Calibri" fo:color="#44546A" fo:language="en" fo:country="US"/>
    </style:style>
    <style:style style:name="T29" style:parent-style-name="Основнойшрифтабзаца" style:family="text">
      <style:text-properties style:font-name="Calibri" style:font-name-complex="Calibri" fo:color="#44546A"/>
    </style:style>
    <style:style style:name="T30" style:parent-style-name="Основнойшрифтабзаца" style:family="text">
      <style:text-properties style:font-name="Calibri" style:font-name-complex="Calibri" fo:color="#44546A" fo:language="en" fo:country="US"/>
    </style:style>
    <style:style style:name="T31" style:parent-style-name="Основнойшрифтабзаца" style:family="text">
      <style:text-properties style:font-name="Calibri" style:font-name-complex="Calibri" fo:color="#44546A"/>
    </style:style>
    <style:style style:name="T32" style:parent-style-name="Основнойшрифтабзаца" style:family="text">
      <style:text-properties style:font-name="Calibri" style:font-name-complex="Calibri" fo:color="#44546A" fo:language="en" fo:country="US"/>
    </style:style>
    <style:style style:name="P33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34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35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36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37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38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39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40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41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42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43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44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45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46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47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48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49" style:parent-style-name="ОбычныйИнтернет" style:family="paragraph">
      <style:paragraph-properties fo:margin-top="0.1041in" fo:margin-bottom="0in" fo:background-color="#FFFFFF"/>
    </style:style>
    <style:style style:name="T50" style:parent-style-name="Основнойшрифтабзаца" style:family="text">
      <style:text-properties style:font-name="Calibri" style:font-name-complex="Calibri" fo:color="#44546A"/>
    </style:style>
    <style:style style:name="T51" style:parent-style-name="Основнойшрифтабзаца" style:family="text">
      <style:text-properties style:font-name="Calibri" style:font-name-complex="Calibri" fo:color="#44546A" fo:language="en" fo:country="US"/>
    </style:style>
    <style:style style:name="T52" style:parent-style-name="Основнойшрифтабзаца" style:family="text">
      <style:text-properties style:font-name="Calibri" style:font-name-complex="Calibri" fo:color="#44546A"/>
    </style:style>
    <style:style style:name="T53" style:parent-style-name="Основнойшрифтабзаца" style:family="text">
      <style:text-properties style:font-name="Calibri" style:font-name-complex="Calibri" fo:color="#44546A" fo:language="en" fo:country="US"/>
    </style:style>
    <style:style style:name="T54" style:parent-style-name="Основнойшрифтабзаца" style:family="text">
      <style:text-properties style:font-name="Calibri" style:font-name-complex="Calibri" fo:color="#44546A"/>
    </style:style>
    <style:style style:name="T55" style:parent-style-name="Основнойшрифтабзаца" style:family="text">
      <style:text-properties style:font-name="Calibri" style:font-name-complex="Calibri" fo:color="#44546A" fo:language="en" fo:country="US"/>
    </style:style>
    <style:style style:name="T56" style:parent-style-name="Основнойшрифтабзаца" style:family="text">
      <style:text-properties style:font-name="Calibri" style:font-name-complex="Calibri" fo:color="#44546A"/>
    </style:style>
    <style:style style:name="T57" style:parent-style-name="Основнойшрифтабзаца" style:family="text">
      <style:text-properties style:font-name="Calibri" style:font-name-complex="Calibri" fo:color="#44546A" fo:language="en" fo:country="US"/>
    </style:style>
    <style:style style:name="P58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59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60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61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62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63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64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65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66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67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68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69" style:parent-style-name="ОбычныйИнтернет" style:family="paragraph">
      <style:paragraph-properties fo:margin-top="0.1041in" fo:margin-bottom="0in" fo:background-color="#FFFFFF"/>
    </style:style>
    <style:style style:name="T70" style:parent-style-name="Основнойшрифтабзаца" style:family="text">
      <style:text-properties style:font-name="Calibri" style:font-name-complex="Calibri" fo:color="#44546A"/>
    </style:style>
    <style:style style:name="T71" style:parent-style-name="Основнойшрифтабзаца" style:family="text">
      <style:text-properties style:font-name="Calibri" style:font-name-complex="Calibri" fo:color="#44546A" fo:language="en" fo:country="US"/>
    </style:style>
    <style:style style:name="P72" style:parent-style-name="ОбычныйИнтернет" style:family="paragraph">
      <style:paragraph-properties fo:margin-top="0.1041in" fo:margin-bottom="0in" fo:background-color="#FFFFFF"/>
    </style:style>
    <style:style style:name="T73" style:parent-style-name="Основнойшрифтабзаца" style:family="text">
      <style:text-properties style:font-name="Calibri" style:font-name-complex="Calibri" fo:color="#44546A"/>
    </style:style>
    <style:style style:name="T74" style:parent-style-name="Основнойшрифтабзаца" style:family="text">
      <style:text-properties style:font-name="Calibri" style:font-name-complex="Calibri" fo:color="#44546A" fo:language="en" fo:country="US"/>
    </style:style>
    <style:style style:name="P75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76" style:parent-style-name="ОбычныйИнтернет" style:family="paragraph">
      <style:paragraph-properties fo:margin-top="0.1041in" fo:margin-bottom="0in" fo:background-color="#FFFFFF"/>
    </style:style>
    <style:style style:name="T77" style:parent-style-name="Основнойшрифтабзаца" style:family="text">
      <style:text-properties style:font-name="Calibri" style:font-name-complex="Calibri" fo:color="#44546A"/>
    </style:style>
    <style:style style:name="T78" style:parent-style-name="Основнойшрифтабзаца" style:family="text">
      <style:text-properties style:font-name="Calibri" style:font-name-complex="Calibri" fo:color="#44546A" fo:language="en" fo:country="US"/>
    </style:style>
    <style:style style:name="P79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80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81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82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83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84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85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86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87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88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/>
    </style:style>
    <style:style style:name="P89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90" style:parent-style-name="ОбычныйИнтернет" style:family="paragraph">
      <style:paragraph-properties fo:margin-top="0.1041in" fo:margin-bottom="0in" fo:background-color="#FFFFFF"/>
      <style:text-properties style:font-name="Calibri" style:font-name-complex="Calibri" fo:color="#44546A" fo:language="en" fo:country="US"/>
    </style:style>
    <style:style style:name="P91" style:parent-style-name="Standard" style:family="paragraph">
      <style:text-properties style:font-name="Calibri" style:font-name-complex="Calibri" fo:color="#44546A" fo:language="en" fo:country="US"/>
    </style:style>
    <style:style style:name="P92" style:parent-style-name="Standard" style:family="paragraph">
      <style:text-properties style:font-name="Calibri" style:font-name-complex="Calibri" fo:color="#44546A"/>
    </style:style>
    <style:style style:name="P93" style:parent-style-name="Standard" style:family="paragraph">
      <style:text-properties style:font-name="Calibri" style:font-name-complex="Calibri" fo:color="#44546A" fo:language="en" fo:country="US"/>
    </style:style>
    <style:style style:name="TableColumn95" style:family="table-column">
      <style:table-column-properties style:column-width="2.2305in" style:use-optimal-column-width="false"/>
    </style:style>
    <style:style style:name="TableColumn96" style:family="table-column">
      <style:table-column-properties style:column-width="2.2312in" style:use-optimal-column-width="false"/>
    </style:style>
    <style:style style:name="TableColumn97" style:family="table-column">
      <style:table-column-properties style:column-width="2.2312in" style:use-optimal-column-width="false"/>
    </style:style>
    <style:style style:name="Table94" style:family="table">
      <style:table-properties style:width="6.693in" fo:margin-left="0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Heading" style:family="paragraph">
      <style:text-properties style:font-name="Calibri" style:font-name-complex="Calibri" fo:color="#44546A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Heading" style:family="paragraph">
      <style:text-properties style:font-name="Calibri" style:font-name-complex="Calibri" fo:color="#44546A"/>
    </style:style>
    <style:style style:name="TableCell1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4" style:parent-style-name="TableHeading" style:family="paragraph">
      <style:text-properties style:font-name="Calibri" style:font-name-complex="Calibri" fo:color="#44546A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Calibri" style:font-name-complex="Calibri" fo:color="#44546A" fo:language="en" fo:country="US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Calibri" style:font-name-complex="Calibri" fo:color="#44546A" fo:language="en" fo:country="US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Calibri" style:font-name-complex="Calibri" fo:color="#44546A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Calibri" style:font-name-complex="Calibri" fo:color="#44546A" fo:language="en" fo:country="US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Calibri" style:font-name-complex="Calibri" fo:color="#44546A" fo:language="en" fo:country="US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Calibri" style:font-name-complex="Calibri" fo:color="#44546A"/>
    </style:style>
    <style:style style:name="P119" style:parent-style-name="Standard" style:family="paragraph">
      <style:text-properties style:font-name="Calibri" style:font-name-complex="Calibri" fo:color="#44546A" fo:language="en" fo:country="US"/>
    </style:style>
    <style:style style:name="P120" style:parent-style-name="Standard" style:family="paragraph">
      <style:text-properties style:font-name="Calibri" style:font-name-complex="Calibri" fo:color="#44546A" fo:language="en" fo:country="US"/>
    </style:style>
    <style:style style:name="T121" style:parent-style-name="Основнойшрифтабзаца" style:family="text">
      <style:text-properties style:font-name="Calibri" style:font-name-complex="Calibri" fo:color="#44546A"/>
    </style:style>
    <style:style style:name="T122" style:parent-style-name="Основнойшрифтабзаца" style:family="text">
      <style:text-properties style:font-name="Calibri" style:font-name-complex="Calibri" fo:color="#44546A" fo:language="en" fo:country="US"/>
    </style:style>
    <style:style style:name="P123" style:parent-style-name="Standard" style:family="paragraph">
      <style:text-properties style:font-name="Calibri" style:font-name-complex="Calibri" fo:color="#44546A" fo:language="en" fo:country="US"/>
    </style:style>
    <style:style style:name="TableColumn125" style:family="table-column">
      <style:table-column-properties style:column-width="2.2305in" style:use-optimal-column-width="false"/>
    </style:style>
    <style:style style:name="TableColumn126" style:family="table-column">
      <style:table-column-properties style:column-width="2.2312in" style:use-optimal-column-width="false"/>
    </style:style>
    <style:style style:name="TableColumn127" style:family="table-column">
      <style:table-column-properties style:column-width="2.2312in" style:use-optimal-column-width="false"/>
    </style:style>
    <style:style style:name="Table124" style:family="table">
      <style:table-properties style:width="6.693in" fo:margin-left="0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Heading" style:family="paragraph">
      <style:text-properties style:font-name="Calibri" style:font-name-complex="Calibri" fo:color="#44546A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Heading" style:family="paragraph">
      <style:text-properties style:font-name="Calibri" style:font-name-complex="Calibri" fo:color="#44546A"/>
    </style:style>
    <style:style style:name="TableCell1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4" style:parent-style-name="TableHeading" style:family="paragraph">
      <style:text-properties style:font-name="Calibri" style:font-name-complex="Calibri" fo:color="#44546A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Calibri" style:font-name-complex="Calibri" fo:color="#44546A" fo:language="en" fo:country="US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Calibri" style:font-name-complex="Calibri" fo:color="#44546A" fo:language="en" fo:country="US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Calibri" style:font-name-complex="Calibri" fo:color="#44546A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Calibri" style:font-name-complex="Calibri" fo:color="#44546A" fo:language="en" fo:country="US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Calibri" style:font-name-complex="Calibri" fo:color="#44546A" fo:language="en" fo:country="US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Calibri" style:font-name-complex="Calibri" fo:color="#44546A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Calibri" style:font-name-complex="Calibri" fo:color="#44546A" fo:language="en" fo:country="US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Calibri" style:font-name-complex="Calibri" fo:color="#44546A" fo:language="en" fo:country="US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Calibri" style:font-name-complex="Calibri" fo:color="#44546A"/>
    </style:style>
    <style:style style:name="P156" style:parent-style-name="Standard" style:family="paragraph">
      <style:text-properties style:font-name="Calibri" style:font-name-complex="Calibri" fo:color="#44546A"/>
    </style:style>
  </office:automatic-styles>
  <office:body>
    <office:text text:use-soft-page-breaks="true">
      <text:p text:style-name="P1">Тестовое задание</text:p>
      <text:p text:style-name="P2"/>
      <text:p text:style-name="P3">Требуется реализовать сервис на asp core и консольное приложение, которое вызывает методы на сервисе.</text:p>
      <text:p text:style-name="P4"/>
      <text:p text:style-name="P5">Есть коллекция пользователей, у каждого пользователя есть: ID, Имя и Статус (New, Active, Blocked, Deleted).</text:p>
      <text:p text:style-name="P6">Информация о пользователях хранится в БД MySql. При запуске сервиса нужно загрузить информацию из БД, затем раз в 10 минут обновлять данные. Считаем, что запросов на получение данных много, а изменение данных происходит редко, поэтому при запросе UserInfo нужно брать данные из памяти, а не делать запрос в БД.</text:p>
      <text:p text:style-name="P7"/>
      <text:p text:style-name="P8">Все исключения в сервисе должны обрабатываться в коде.</text:p>
      <text:p text:style-name="P9">Методы, в путях которых есть /Auth/ должны использовать механизм Basic Authorization.</text:p>
      <text:p text:style-name="P10"/>
      <text:p text:style-name="P11"><text:span text:style-name="T12">Внимание</text:span><text:span text:style-name="T13"><text:line-break/></text:span><text:span text:style-name="T14">Swagger - не подключать.</text:span><text:span text:style-name="T15"><text:line-break/></text:span><text:span text:style-name="T16">Не использовать memorycashe и его аналоги для хранения данных.</text:span></text:p>
      <text:p text:style-name="P17"/>
      <text:p text:style-name="P18"/>
      <text:p text:style-name="P19"><text:span text:style-name="T20">Описание  методов</text:span></text:p>
      <text:p text:style-name="P21"/>
      <text:p text:style-name="P22">Метод CreateUser</text:p>
      <text:p text:style-name="P23">Создание пользователя.</text:p>
      <text:p text:style-name="P24">Url: /Auth/CreateUser</text:p>
      <text:p text:style-name="P25">POST</text:p>
      <text:p text:style-name="P26"><text:span text:style-name="T27">Входные</text:span><text:span text:style-name="T28"><text:s/></text:span><text:span text:style-name="T29">параметры</text:span><text:span text:style-name="T30"><text:s/>— XML<text:s/></text:span><text:span text:style-name="T31">вида</text:span><text:span text:style-name="T32">:</text:span></text:p>
      <text:p text:style-name="P33"/>
      <text:p text:style-name="P34">&lt;Request&gt;</text:p>
      <text:p text:style-name="P35">  &lt;user Id="999" Name="alex"&gt;</text:p>
      <text:p text:style-name="P36">    &lt;Status&gt;New&lt;/Status&gt;</text:p>
      <text:p text:style-name="P37">  &lt;/user&gt;</text:p>
      <text:p text:style-name="P38">&lt;/Request&gt;</text:p>
      <text:p text:style-name="P39"/>
      <text:p text:style-name="P40">Ответ также в формате XML</text:p>
      <text:soft-page-break/>
      <text:p text:style-name="P41">Пример успешного ответа:</text:p>
      <text:p text:style-name="P42"/>
      <text:p text:style-name="P43">&lt;Response Success="true" ErrorId="0"&gt;</text:p>
      <text:p text:style-name="P44">  &lt;user Id="999" Name="alex"&gt;</text:p>
      <text:p text:style-name="P45">    &lt;Status&gt;New&lt;/Status&gt;</text:p>
      <text:p text:style-name="P46">  &lt;/user&gt;</text:p>
      <text:p text:style-name="P47">&lt;/Response&gt;</text:p>
      <text:p text:style-name="P48"/>
      <text:p text:style-name="P49"><text:span text:style-name="T50">Пример</text:span><text:span text:style-name="T51"><text:s/></text:span><text:span text:style-name="T52">ответа</text:span><text:span text:style-name="T53"><text:s/></text:span><text:span text:style-name="T54">при</text:span><text:span text:style-name="T55"><text:s/></text:span><text:span text:style-name="T56">ошибке</text:span><text:span text:style-name="T57">:</text:span></text:p>
      <text:p text:style-name="P58">&lt;Response Success="false" ErrorId="1"&gt;</text:p>
      <text:p text:style-name="P59">  &lt;ErrorMsg&gt;User with id 99 already exist&lt;/ErrorMsg&gt;</text:p>
      <text:p text:style-name="P60">&lt;/Response&gt;</text:p>
      <text:p text:style-name="P61"/>
      <text:p text:style-name="P62">Метод RemoveUser</text:p>
      <text:p text:style-name="P63">Удаление пользователя.</text:p>
      <text:p text:style-name="P64">POST</text:p>
      <text:p text:style-name="P65">Url: /Auth/RemoveUser</text:p>
      <text:p text:style-name="P66">Входные параметры — JSON вида:</text:p>
      <text:p text:style-name="P67">{"RemoveUser":{"Id":999}}</text:p>
      <text:p text:style-name="P68"/>
      <text:p text:style-name="P69"><text:span text:style-name="T70">Ответ</text:span><text:span text:style-name="T71">:</text:span></text:p>
      <text:p text:style-name="P72"><text:span text:style-name="T73">успех</text:span><text:span text:style-name="T74">: {"Msg": "User was removed","Success": true,"user":{"Status": “Deleted”,"Id": 999,"Name": "alex"}}</text:span></text:p>
      <text:p text:style-name="P75"/>
      <text:p text:style-name="P76"><text:span text:style-name="T77">Ошибка</text:span><text:span text:style-name="T78">:</text:span></text:p>
      <text:p text:style-name="P79">{"ErrorId": 2,"Msg": "User not found","Success": false}</text:p>
      <text:p text:style-name="P80"/>
      <text:p text:style-name="P81">Метод UserInfo</text:p>
      <text:p text:style-name="P82">Возвращает информацию о пользователе в виде html страницы</text:p>
      <text:p text:style-name="P83">GET</text:p>
      <text:p text:style-name="P84">Url: /Public/UserInfo?id=999</text:p>
      <text:p text:style-name="P85"/>
      <text:p text:style-name="P86">Метод SetStatus</text:p>
      <text:soft-page-break/>
      <text:p text:style-name="P87">Изменения статуса пользователя</text:p>
      <text:p text:style-name="P88">POST</text:p>
      <text:p text:style-name="P89">Url: /Auth/SetStatus</text:p>
      <text:p text:style-name="P90">Content-Type:application/x-www-form-urlencoded</text:p>
      <text:p text:style-name="P91"/>
      <text:p text:style-name="P92">Параметры:</text:p>
      <text:p text:style-name="P93"/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</table:table-columns>
        <table:table-header-rows>
          <table:table-row table:style-name="TableRow98">
            <table:table-cell table:style-name="TableCell99">
              <text:p text:style-name="P100">Название</text:p>
            </table:table-cell>
            <table:table-cell table:style-name="TableCell101">
              <text:p text:style-name="P102">Тип</text:p>
            </table:table-cell>
            <table:table-cell table:style-name="TableCell103">
              <text:p text:style-name="P104">Описание</text:p>
            </table:table-cell>
          </table:table-row>
        </table:table-header-rows>
        <table:table-row table:style-name="TableRow105">
          <table:table-cell table:style-name="TableCell106">
            <text:p text:style-name="P107">Id</text:p>
          </table:table-cell>
          <table:table-cell table:style-name="TableCell108">
            <text:p text:style-name="P109">int</text:p>
          </table:table-cell>
          <table:table-cell table:style-name="TableCell110">
            <text:p text:style-name="P111">Ид<text:s/>пользователя</text:p>
          </table:table-cell>
        </table:table-row>
        <table:table-row table:style-name="TableRow112">
          <table:table-cell table:style-name="TableCell113">
            <text:p text:style-name="P114">NewStatus</text:p>
          </table:table-cell>
          <table:table-cell table:style-name="TableCell115">
            <text:p text:style-name="P116">string</text:p>
          </table:table-cell>
          <table:table-cell table:style-name="TableCell117">
            <text:p text:style-name="P118">Статус пользователя</text:p>
          </table:table-cell>
        </table:table-row>
      </table:table>
      <text:p text:style-name="P119"/>
      <text:p text:style-name="P120"/>
      <text:p text:style-name="Standard"><text:span text:style-name="T121">Формат ответа<text:s/></text:span><text:span text:style-name="T122">JSON</text:span></text:p>
      <text:p text:style-name="P123"/>
      <table:table table:style-name="Table124">
        <table:table-columns>
          <table:table-column table:style-name="TableColumn125"/>
          <table:table-column table:style-name="TableColumn126"/>
          <table:table-column table:style-name="TableColumn127"/>
        </table:table-columns>
        <table:table-header-rows>
          <table:table-row table:style-name="TableRow128">
            <table:table-cell table:style-name="TableCell129">
              <text:p text:style-name="P130">Название</text:p>
            </table:table-cell>
            <table:table-cell table:style-name="TableCell131">
              <text:p text:style-name="P132">Тип</text:p>
            </table:table-cell>
            <table:table-cell table:style-name="TableCell133">
              <text:p text:style-name="P134">Описание</text:p>
            </table:table-cell>
          </table:table-row>
        </table:table-header-rows>
        <table:table-row table:style-name="TableRow135">
          <table:table-cell table:style-name="TableCell136">
            <text:p text:style-name="P137">Id</text:p>
          </table:table-cell>
          <table:table-cell table:style-name="TableCell138">
            <text:p text:style-name="P139">Int</text:p>
          </table:table-cell>
          <table:table-cell table:style-name="TableCell140">
            <text:p text:style-name="P141">Ид<text:s/>пользователя</text:p>
          </table:table-cell>
        </table:table-row>
        <table:table-row table:style-name="TableRow142">
          <table:table-cell table:style-name="TableCell143">
            <text:p text:style-name="P144">Status</text:p>
          </table:table-cell>
          <table:table-cell table:style-name="TableCell145">
            <text:p text:style-name="P146">string</text:p>
          </table:table-cell>
          <table:table-cell table:style-name="TableCell147">
            <text:p text:style-name="P148">Статус пользователя</text:p>
          </table:table-cell>
        </table:table-row>
        <table:table-row table:style-name="TableRow149">
          <table:table-cell table:style-name="TableCell150">
            <text:p text:style-name="P151">Name</text:p>
          </table:table-cell>
          <table:table-cell table:style-name="TableCell152">
            <text:p text:style-name="P153">String</text:p>
          </table:table-cell>
          <table:table-cell table:style-name="TableCell154">
            <text:p text:style-name="P155">Имя пользователя</text:p>
          </table:table-cell>
        </table:table-row>
      </table:table>
      <text:p text:style-name="P1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бычныйИнтернет" style:display-name="Обычный (Интернет)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kjhdfjh Jjfdhf</meta:initial-creator>
    <dc:creator>Марьяна Геворкян</dc:creator>
    <meta:creation-date>2021-03-04T16:05:00Z</meta:creation-date>
    <dc:date>2021-03-04T16:05:00Z</dc:date>
    <meta:template xlink:href="Normal" xlink:type="simple"/>
    <meta:editing-cycles>2</meta:editing-cycles>
    <meta:editing-duration>PT4080S</meta:editing-duration>
    <meta:document-statistic meta:page-count="3" meta:paragraph-count="4" meta:word-count="305" meta:character-count="2045" meta:row-count="14" meta:non-whitespace-character-count="1744"/>
  </office:meta>
</office:document-meta>
</file>